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usr/bin/time -v ./GraphAligner -g 1_1_1_graph.gfa -f combined_1.fasta -a outputcombined1.gaf -x vg</text:p>
      <text:p text:style-name="Standard">GraphAligner bioconda 1.0.13-</text:p>
      <text:p text:style-name="Standard">GraphAligner bioconda 1.0.13-</text:p>
      <text:p text:style-name="Standard">Load graph from 1_1_1_graph.gfa</text:p>
      <text:p text:style-name="Standard">Build alignment graph</text:p>
      <text:p text:style-name="Standard">Build minimizer seeder from the graph</text:p>
      <text:p text:style-name="Standard">Minimizer seeds, length 15, window size 20, density 10</text:p>
      <text:p text:style-name="Standard">Seed cluster size 1</text:p>
      <text:p text:style-name="Standard">Alignment bandwidth 10</text:p>
      <text:p text:style-name="Standard">Clip alignment ends with identity &lt; 66%</text:p>
      <text:p text:style-name="Standard">X-drop DP score cutoff 14705</text:p>
      <text:p text:style-name="Standard">write alignments to outputcombined1.gaf</text:p>
      <text:p text:style-name="Standard">Align</text:p>
      <text:p text:style-name="Standard">Alignment finished</text:p>
      <text:p text:style-name="Standard">Input reads: 378 (324458bp)</text:p>
      <text:p text:style-name="Standard">Seeds found: 92897</text:p>
      <text:p text:style-name="Standard">Seeds extended: 380</text:p>
      <text:p text:style-name="Standard">Reads with a seed: 378 (324458bp)</text:p>
      <text:p text:style-name="Standard">Reads with an alignment: 378 (324344bp)</text:p>
      <text:p text:style-name="Standard">Alignments: 380 (324344bp)</text:p>
      <text:p text:style-name="Standard">End-to-end alignments: 355 (306135bp)</text:p>
      <text:p text:style-name="Standard"/>
      <text:p text:style-name="Standard">mush@mush-Ubuntu-Desktop:~/miniconda3/bin$ /usr/bin/time -v ./GraphAligner -g CAMI_M_2_graph.gfa -f combined_2.fasta -a outputcombined2.gaf -x vg</text:p>
      <text:p text:style-name="Standard">GraphAligner bioconda 1.0.13-</text:p>
      <text:p text:style-name="Standard">GraphAligner bioconda 1.0.13-</text:p>
      <text:p text:style-name="Standard">Load graph from CAMI_M_2_graph.gfa</text:p>
      <text:p text:style-name="Standard">Build alignment graph</text:p>
      <text:p text:style-name="Standard">Build minimizer seeder from the graph</text:p>
      <text:p text:style-name="Standard">Minimizer seeds, length 15, window size 20, density 10</text:p>
      <text:p text:style-name="Standard">Seed cluster size 1</text:p>
      <text:p text:style-name="Standard">Alignment bandwidth 10</text:p>
      <text:p text:style-name="Standard">Clip alignment ends with identity &lt; 66%</text:p>
      <text:p text:style-name="Standard">X-drop DP score cutoff 14705</text:p>
      <text:p text:style-name="Standard">write alignments to outputcombined2.gaf</text:p>
      <text:p text:style-name="Standard">Align</text:p>
      <text:p text:style-name="Standard">Alignment finished</text:p>
      <text:p text:style-name="Standard">Input reads: 54 (55545bp)</text:p>
      <text:p text:style-name="Standard">Seeds found: 41993</text:p>
      <text:p text:style-name="Standard">Seeds extended: 94</text:p>
      <text:p text:style-name="Standard">Reads with a seed: 54 (55545bp)</text:p>
      <text:p text:style-name="Standard">Reads with an alignment: 54 (54032bp)</text:p>
      <text:p text:style-name="Standard">Alignments: 65 (54068bp) (29 additional alignments discarded)</text:p>
      <text:p text:style-name="Standard">End-to-end alignments: 40 (42063bp)</text:p>
      <text:p text:style-name="Standard"><text:tab/>Command being timed: "./GraphAligner -g CAMI_M_2_graph.gfa -f combined_2.fasta -a outputcombined2.gaf -x vg"</text:p>
      <text:p text:style-name="Standard"><text:tab/>User time (seconds): 387.79</text:p>
      <text:p text:style-name="Standard"><text:tab/>System time (seconds): 8.67</text:p>
      <text:p text:style-name="Standard"><text:tab/>Percent of CPU this job got: 99%</text:p>
      <text:p text:style-name="Standard"><text:soft-page-break/><text:tab/>Elapsed (wall clock) time (h:mm:ss or m:ss): 6:38.9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7694340</text:p>
      <text:p text:style-name="Standard"><text:tab/>Average resident set size (kbytes): 0</text:p>
      <text:p text:style-name="Standard"><text:tab/>Major (requiring I/O) page faults: 413</text:p>
      <text:p text:style-name="Standard"><text:tab/>Minor (reclaiming a frame) page faults: 5746333</text:p>
      <text:p text:style-name="Standard"><text:tab/>Voluntary context switches: 1524</text:p>
      <text:p text:style-name="Standard"><text:tab/>Involuntary context switches: 3471</text:p>
      <text:p text:style-name="Standard"><text:tab/>Swaps: 0</text:p>
      <text:p text:style-name="Standard"><text:tab/>File system inputs: 8664</text:p>
      <text:p text:style-name="Standard"><text:tab/>File system outputs: 40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p text:style-name="Standard"/>
      <text:p text:style-name="Standard">/usr/bin/time -v ./GraphAligner -g <text:s/>NW016_1_graph.gfa -f combined_3.fasta -a outputcombined3.gaf -x vg</text:p>
      <text:p text:style-name="Standard">GraphAligner bioconda 1.0.13-</text:p>
      <text:p text:style-name="Standard">GraphAligner bioconda 1.0.13-</text:p>
      <text:p text:style-name="Standard">Load graph from NW016_1_graph.gfa</text:p>
      <text:p text:style-name="Standard">Build alignment graph</text:p>
      <text:p text:style-name="Standard">Build minimizer seeder from the graph</text:p>
      <text:p text:style-name="Standard">Minimizer seeds, length 15, window size 20, density 10</text:p>
      <text:p text:style-name="Standard">Seed cluster size 1</text:p>
      <text:p text:style-name="Standard">Alignment bandwidth 10</text:p>
      <text:p text:style-name="Standard">Clip alignment ends with identity &lt; 66%</text:p>
      <text:p text:style-name="Standard">X-drop DP score cutoff 14705</text:p>
      <text:p text:style-name="Standard">write alignments to outputcombined3.gaf</text:p>
      <text:p text:style-name="Standard">Align</text:p>
      <text:p text:style-name="Standard">Alignment finished</text:p>
      <text:p text:style-name="Standard">Input reads: 16 (18053bp)</text:p>
      <text:p text:style-name="Standard">Seeds found: 7433</text:p>
      <text:p text:style-name="Standard">Seeds extended: 16</text:p>
      <text:p text:style-name="Standard">Reads with a seed: 16 (18053bp)</text:p>
      <text:p text:style-name="Standard">Reads with an alignment: 16 (18045bp)</text:p>
      <text:p text:style-name="Standard">Alignments: 16 (18045bp)</text:p>
      <text:p text:style-name="Standard">End-to-end alignments: 15 (16992bp)</text:p>
      <text:p text:style-name="Standard"><text:tab/>Command being timed: "./GraphAligner -g NW016_1_graph.gfa -f combined_3.fasta -a outputcombined3.gaf -x vg"</text:p>
      <text:p text:style-name="Standard"><text:tab/>User time (seconds): 62.70</text:p>
      <text:p text:style-name="Standard"><text:tab/>System time (seconds): 1.46</text:p>
      <text:p text:style-name="Standard"><text:tab/>Percent of CPU this job got: 99%</text:p>
      <text:p text:style-name="Standard"><text:tab/>Elapsed (wall clock) time (h:mm:ss or m:ss): 1:04.19</text:p>
      <text:p text:style-name="Standard"><text:soft-page-break/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1695608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1286275</text:p>
      <text:p text:style-name="Standard"><text:tab/>Voluntary context switches: 52</text:p>
      <text:p text:style-name="Standard"><text:tab/>Involuntary context switches: 708</text:p>
      <text:p text:style-name="Standard"><text:tab/>Swaps: 0</text:p>
      <text:p text:style-name="Standard"><text:tab/>File system inputs: 185168</text:p>
      <text:p text:style-name="Standard"><text:tab/>File system outputs: 8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5:02:38.131792738</meta:creation-date>
    <dc:date>2023-03-06T15:26:45.316932116</dc:date>
    <meta:editing-duration>PT13M56S</meta:editing-duration>
    <meta:editing-cycles>1</meta:editing-cycles>
    <meta:document-statistic meta:table-count="0" meta:image-count="0" meta:object-count="0" meta:page-count="3" meta:paragraph-count="109" meta:word-count="523" meta:character-count="3661" meta:non-whitespace-character-count="3200"/>
    <meta:generator>LibreOffice/7.3.7.2$Linux_X86_64 LibreOffice_project/30$Build-2</meta:generator>
  </office:meta>
</office:document-meta>
</file>